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fo:color="#000099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Text_20_body" style:list-style-name="L2">
      <style:paragraph-properties fo:margin-top="0cm" fo:margin-bottom="0cm" fo:padding="0.049cm" fo:border="0.002cm solid #e5e7eb"/>
    </style:style>
    <style:style style:name="P6" style:family="paragraph" style:parent-style-name="Text_20_body" style:list-style-name="L2">
      <style:paragraph-properties fo:padding="0.049cm" fo:border="0.002cm solid #e5e7e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800000"/>
    </style:style>
    <style:style style:name="T4" style:family="text">
      <style:text-properties fo:color="#000099"/>
    </style:style>
    <style:style style:name="T5" style:family="text">
      <style:text-properties fo:color="#000099" fo:font-weight="bold" style:font-weight-asian="bold" style:font-weight-complex="bold"/>
    </style:style>
    <style:style style:name="T6" style:family="text">
      <style:text-properties fo:color="#000099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Apuntes Java Script</text:p>
      <text:p text:style-name="Standard"/>
      <text:p text:style-name="Standard">En JavaScript hay 9 tipos de datos que se dividen en dos grandes grupos:</text:p>
      <text:p text:style-name="Standard"/>
      <text:list xml:id="list2506012334477533992" text:style-name="L1">
        <text:list-item>
          <text:list>
            <text:list-item>
              <text:p text:style-name="P1">Tipo de Datos Primitivos:</text:p>
              <text:list>
                <text:list-item>
                  <text:p text:style-name="P3">Number</text:p>
                </text:list-item>
                <text:list-item>
                  <text:p text:style-name="P3">String</text:p>
                </text:list-item>
                <text:list-item>
                  <text:p text:style-name="P3">Boolean</text:p>
                </text:list-item>
                <text:list-item>
                  <text:p text:style-name="P3">Null</text:p>
                </text:list-item>
                <text:list-item>
                  <text:p text:style-name="P3">Undefined</text:p>
                </text:list-item>
                <text:list-item>
                  <text:p text:style-name="P3">Symbol</text:p>
                </text:list-item>
                <text:list-item>
                  <text:p text:style-name="P3">Bigint</text:p>
                </text:list-item>
              </text:list>
            </text:list-item>
          </text:list>
        </text:list-item>
      </text:list>
      <text:p text:style-name="Standard"><text:span text:style-name="T1"/></text:p>
      <text:p text:style-name="P2">Los numeros (tipo <text:span text:style-name="T6">Number</text:span>) son los datos más <text:span text:style-name="T1">básicos</text:span> que podemos representar en JavaScript.</text:p>
      <text:p text:style-name="P2"/>
      <text:p text:style-name="P2">Los operadores aritméticos se pueden utilizar con los números para realizar operaciones matemáticas</text:p>
      <text:p text:style-name="P2"/>
      <text:p text:style-name="P4"><text:span text:style-name="Source_20_Text">+</text:span>: suma</text:p>
      <text:list xml:id="list2517839771352557077" text:style-name="L2">
        <text:list-item>
          <text:p text:style-name="P5"><text:span text:style-name="Source_20_Text">-</text:span>: resta</text:p>
        </text:list-item>
        <text:list-item>
          <text:p text:style-name="P5"><text:span text:style-name="Source_20_Text">*</text:span>: multiplicación</text:p>
        </text:list-item>
        <text:list-item>
          <text:p text:style-name="P5"><text:span text:style-name="Source_20_Text">/</text:span>: división</text:p>
        </text:list-item>
        <text:list-item>
          <text:p text:style-name="P5"><text:span text:style-name="Source_20_Text">%</text:span>: módulo (resto de la división)</text:p>
        </text:list-item>
        <text:list-item>
          <text:p text:style-name="P6"><text:span text:style-name="Source_20_Text">**</text:span>: exponente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17S</meta:editing-duration>
    <meta:editing-cycles>3</meta:editing-cycles>
    <meta:generator>OpenOffice/4.1.14$Win32 OpenOffice.org_project/4114m1$Build-9811</meta:generator>
    <dc:date>2023-09-27T17:34:16.27</dc:date>
    <meta:document-statistic meta:table-count="0" meta:image-count="0" meta:object-count="0" meta:page-count="1" meta:paragraph-count="18" meta:word-count="84" meta:character-count="455"/>
    <dc:creator>jhonathan chaves</dc:creator>
    <meta:user-defined meta:name="Info 1"/>
    <meta:user-defined meta:name="Info 2"/>
    <meta:user-defined meta:name="Info 3"/>
    <meta:user-defined meta:name="Info 4"/>
  </office:meta>
</office:document-meta>
</file>